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6539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21" calcext:value-type="float">
            <text:p>-0.2815938634</text:p>
          </table:table-cell>
          <table:table-cell office:value-type="float" office:value="4.43901718885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877" calcext:value-type="float">
            <text:p>-0.4258187169</text:p>
          </table:table-cell>
          <table:table-cell office:value-type="float" office:value="2.93552150353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46" calcext:value-type="float">
            <text:p>-0.5176315224</text:p>
          </table:table-cell>
          <table:table-cell office:value-type="float" office:value="2.41484520512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45" calcext:value-type="float">
            <text:p>-0.5774866599</text:p>
          </table:table-cell>
          <table:table-cell office:value-type="float" office:value="2.16455216493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758" calcext:value-type="float">
            <text:p>-0.6185884138</text:p>
          </table:table-cell>
          <table:table-cell office:value-type="float" office:value="2.02072973272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2" calcext:value-type="float">
            <text:p>-0.6482329778</text:p>
          </table:table-cell>
          <table:table-cell office:value-type="float" office:value="1.92831905005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391" calcext:value-type="float">
            <text:p>-0.6705039414</text:p>
          </table:table-cell>
          <table:table-cell office:value-type="float" office:value="1.86426942906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373" calcext:value-type="float">
            <text:p>-0.6877968834</text:p>
          </table:table-cell>
          <table:table-cell office:value-type="float" office:value="1.81739701098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093" calcext:value-type="float">
            <text:p>-0.7015890901</text:p>
          </table:table-cell>
          <table:table-cell office:value-type="float" office:value="1.78166966626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754" calcext:value-type="float">
            <text:p>-0.7128337088</text:p>
          </table:table-cell>
          <table:table-cell office:value-type="float" office:value="1.75356465982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24" calcext:value-type="float">
            <text:p>0.8888380531</text:p>
          </table:table-cell>
          <table:table-cell office:value-type="float" office:value="1.40633042837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37" calcext:value-type="float">
            <text:p>0.8875753795</text:p>
          </table:table-cell>
          <table:table-cell office:value-type="float" office:value="1.40833108806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38" calcext:value-type="float">
            <text:p>0.8863250612</text:p>
          </table:table-cell>
          <table:table-cell office:value-type="float" office:value="1.41031778821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35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691" calcext:value-type="float">
            <text:p>0.8850869257</text:p>
          </table:table-cell>
          <table:table-cell office:value-type="float" office:value="1.41229066176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2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1" calcext:value-type="float">
            <text:p>0.8838608038</text:p>
          </table:table-cell>
          <table:table-cell office:value-type="float" office:value="1.41424983958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865" calcext:value-type="float">
            <text:p>0.8826465299</text:p>
          </table:table-cell>
          <table:table-cell office:value-type="float" office:value="1.41619545051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77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34" calcext:value-type="float">
            <text:p>-0.2081804256</text:p>
          </table:table-cell>
          <table:table-cell office:value-type="float" office:value="6.00440697627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867" calcext:value-type="float">
            <text:p>-0.2056872239</text:p>
          </table:table-cell>
          <table:table-cell office:value-type="float" office:value="6.07718834694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7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18" calcext:value-type="float">
            <text:p>-0.2032076887</text:p>
          </table:table-cell>
          <table:table-cell office:value-type="float" office:value="6.15134204758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863" calcext:value-type="float">
            <text:p>-0.2007423289</text:p>
          </table:table-cell>
          <table:table-cell office:value-type="float" office:value="6.22688800654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162" calcext:value-type="float">
            <text:p>-0.1982916362</text:p>
          </table:table-cell>
          <table:table-cell office:value-type="float" office:value="6.30384631543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699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489" calcext:value-type="float">
            <text:p>-0.1958560855</text:p>
          </table:table-cell>
          <table:table-cell office:value-type="float" office:value="6.38223722731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599" calcext:value-type="float">
            <text:p>-0.1934361346</text:p>
          </table:table-cell>
          <table:table-cell office:value-type="float" office:value="6.46208115453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3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038" calcext:value-type="float">
            <text:p>-0.191032224</text:p>
          </table:table-cell>
          <table:table-cell office:value-type="float" office:value="6.54339866634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075" calcext:value-type="float">
            <text:p>-0.1886447771</text:p>
          </table:table-cell>
          <table:table-cell office:value-type="float" office:value="6.62621048609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676" calcext:value-type="float">
            <text:p>-0.1862741997</text:p>
          </table:table-cell>
          <table:table-cell office:value-type="float" office:value="6.71053748814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35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09" calcext:value-type="float">
            <text:p>-0.1839208805</text:p>
          </table:table-cell>
          <table:table-cell office:value-type="float" office:value="6.79640069437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47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0976" calcext:value-type="float">
            <text:p>-0.181585191</text:p>
          </table:table-cell>
          <table:table-cell office:value-type="float" office:value="6.88382127025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6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275" calcext:value-type="float">
            <text:p>-0.1792674853</text:p>
          </table:table-cell>
          <table:table-cell office:value-type="float" office:value="6.97282052057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497" calcext:value-type="float">
            <text:p>-0.1769681005</text:p>
          </table:table-cell>
          <table:table-cell office:value-type="float" office:value="7.06341988466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35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79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35" calcext:value-type="float">
            <text:p>-0.1724255572</text:p>
          </table:table-cell>
          <table:table-cell office:value-type="float" office:value="7.2495053520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3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557" calcext:value-type="float">
            <text:p>-0.1701829886</text:p>
          </table:table-cell>
          <table:table-cell office:value-type="float" office:value="7.34503495679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1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766" calcext:value-type="float">
            <text:p>-0.1679599208</text:p>
          </table:table-cell>
          <table:table-cell office:value-type="float" office:value="7.44225166517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2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4" calcext:value-type="float">
            <text:p>-0.1657566076</text:p>
          </table:table-cell>
          <table:table-cell office:value-type="float" office:value="7.54117749991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03" calcext:value-type="float">
            <text:p>-0.1635732869</text:p>
          </table:table-cell>
          <table:table-cell office:value-type="float" office:value="7.6418345786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463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58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684" calcext:value-type="float">
            <text:p>-0.1592674947</text:p>
          </table:table-cell>
          <table:table-cell office:value-type="float" office:value="7.84843136057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658" calcext:value-type="float">
            <text:p>-0.1571454207</text:p>
          </table:table-cell>
          <table:table-cell office:value-type="float" office:value="7.95441569196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3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497" calcext:value-type="float">
            <text:p>-0.1550441345</text:p>
          </table:table-cell>
          <table:table-cell office:value-type="float" office:value="8.06222050294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38" calcext:value-type="float">
            <text:p>-0.1529637976</text:p>
          </table:table-cell>
          <table:table-cell office:value-type="float" office:value="8.17186824138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47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159" calcext:value-type="float">
            <text:p>-0.1509045572</text:p>
          </table:table-cell>
          <table:table-cell office:value-type="float" office:value="8.28338138709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2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1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795" calcext:value-type="float">
            <text:p>-0.1468498838</text:p>
          </table:table-cell>
          <table:table-cell office:value-type="float" office:value="8.51209389953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58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18" calcext:value-type="float">
            <text:p>-0.1448546762</text:p>
          </table:table-cell>
          <table:table-cell office:value-type="float" office:value="8.62933826259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2" calcext:value-type="float">
            <text:p>-0.1428810163</text:p>
          </table:table-cell>
          <table:table-cell office:value-type="float" office:value="8.74853799472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87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388" calcext:value-type="float">
            <text:p>-0.1409289844</text:p>
          </table:table-cell>
          <table:table-cell office:value-type="float" office:value="8.8697155196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47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395" calcext:value-type="float">
            <text:p>-0.1389986484</text:p>
          </table:table-cell>
          <table:table-cell office:value-type="float" office:value="8.99289320026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4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36" calcext:value-type="float">
            <text:p>-0.1370900644</text:p>
          </table:table-cell>
          <table:table-cell office:value-type="float" office:value="9.1180933194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04" calcext:value-type="float">
            <text:p>-0.1352032767</text:p>
          </table:table-cell>
          <table:table-cell office:value-type="float" office:value="9.24533806036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18" calcext:value-type="float">
            <text:p>-0.1333383186</text:p>
          </table:table-cell>
          <table:table-cell office:value-type="float" office:value="9.37464948526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18" calcext:value-type="float">
            <text:p>-0.1314952124</text:p>
          </table:table-cell>
          <table:table-cell office:value-type="float" office:value="9.50604951328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4972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06" calcext:value-type="float">
            <text:p>-0.1296739699</text:p>
          </table:table-cell>
          <table:table-cell office:value-type="float" office:value="9.63955989709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16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34" calcext:value-type="float">
            <text:p>-0.1278745927</text:p>
          </table:table-cell>
          <table:table-cell office:value-type="float" office:value="9.77520219832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285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757" calcext:value-type="float">
            <text:p>-0.1260970728</text:p>
          </table:table-cell>
          <table:table-cell office:value-type="float" office:value="9.91299776173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39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29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4959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0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005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852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22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49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386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054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4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005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896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3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41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1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2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492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15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004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295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21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6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09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186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069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096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17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001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25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23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156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169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082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663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417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2825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255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237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0224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07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888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019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569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46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0231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163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4896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6539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256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01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13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49709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3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46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185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578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7991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2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568" calcext:value-type="float">
            <text:p>0.8128738786</text:p>
          </table:table-cell>
          <table:table-cell office:value-type="float" office:value="1.53775392832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288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47" calcext:value-type="float">
            <text:p>0.8122706755</text:p>
          </table:table-cell>
          <table:table-cell office:value-type="float" office:value="1.53889588487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4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29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02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892" calcext:value-type="float">
            <text:p>0.8110781369</text:p>
          </table:table-cell>
          <table:table-cell office:value-type="float" office:value="1.54115854336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3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28" calcext:value-type="float">
            <text:p>0.8104887147</text:p>
          </table:table-cell>
          <table:table-cell office:value-type="float" office:value="1.54227933997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186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567" calcext:value-type="float">
            <text:p>0.8099038006</text:p>
          </table:table-cell>
          <table:table-cell office:value-type="float" office:value="1.5433931772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29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32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49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49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46" calcext:value-type="float">
            <text:p>0.8087473291</text:p>
          </table:table-cell>
          <table:table-cell office:value-type="float" office:value="1.54560015836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88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38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41" calcext:value-type="float">
            <text:p>0.8081756896</text:p>
          </table:table-cell>
          <table:table-cell office:value-type="float" office:value="1.5466933935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4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29" calcext:value-type="float">
            <text:p>0.8076083936</text:p>
          </table:table-cell>
          <table:table-cell office:value-type="float" office:value="1.54777985204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255" calcext:value-type="float">
            <text:p>0.8070454013</text:p>
          </table:table-cell>
          <table:table-cell office:value-type="float" office:value="1.54885957848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155" calcext:value-type="float">
            <text:p>0.8064866732</text:p>
          </table:table-cell>
          <table:table-cell office:value-type="float" office:value="1.54993261712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59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3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1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29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2" calcext:value-type="float">
            <text:p>1.4135998167</text:p>
          </table:table-cell>
          <table:table-cell office:value-type="float" office:value="0.88426723406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46" calcext:value-type="float">
            <text:p>1.4103509955</text:p>
          </table:table-cell>
          <table:table-cell office:value-type="float" office:value="0.886304192377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37" calcext:value-type="float">
            <text:p>1.4071520064</text:p>
          </table:table-cell>
          <table:table-cell office:value-type="float" office:value="0.888319097255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35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2" calcext:value-type="float">
            <text:p>1.4040017646</text:p>
          </table:table-cell>
          <table:table-cell office:value-type="float" office:value="0.890312271325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2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4" calcext:value-type="float">
            <text:p>1.4008992189</text:p>
          </table:table-cell>
          <table:table-cell office:value-type="float" office:value="0.892284029498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1" calcext:value-type="float">
            <text:p>1.3978433503</text:p>
          </table:table-cell>
          <table:table-cell office:value-type="float" office:value="0.894234679247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77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197" calcext:value-type="float">
            <text:p>-0.930633992</text:p>
          </table:table-cell>
          <table:table-cell office:value-type="float" office:value="1.34317036642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851" calcext:value-type="float">
            <text:p>-0.9169259399</text:p>
          </table:table-cell>
          <table:table-cell office:value-type="float" office:value="1.36325077705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7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46" calcext:value-type="float">
            <text:p>-0.9034654047</text:p>
          </table:table-cell>
          <table:table-cell office:value-type="float" office:value="1.38356155469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036" calcext:value-type="float">
            <text:p>-0.890253499</text:p>
          </table:table-cell>
          <table:table-cell office:value-type="float" office:value="1.40409445327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47" calcext:value-type="float">
            <text:p>-0.8772907055</text:p>
          </table:table-cell>
          <table:table-cell office:value-type="float" office:value="1.42484126665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699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85" calcext:value-type="float">
            <text:p>-0.8645769289</text:p>
          </table:table-cell>
          <table:table-cell office:value-type="float" office:value="1.44579384239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026" calcext:value-type="float">
            <text:p>-0.852111546</text:p>
          </table:table-cell>
          <table:table-cell office:value-type="float" office:value="1.46694409415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3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19" calcext:value-type="float">
            <text:p>-0.8398934539</text:p>
          </table:table-cell>
          <table:table-cell office:value-type="float" office:value="1.4882840128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379" calcext:value-type="float">
            <text:p>-0.8279211154</text:p>
          </table:table-cell>
          <table:table-cell office:value-type="float" office:value="1.50980567687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75" calcext:value-type="float">
            <text:p>-0.8161926028</text:p>
          </table:table-cell>
          <table:table-cell office:value-type="float" office:value="1.53150126059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35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024" calcext:value-type="float">
            <text:p>-0.804705639</text:p>
          </table:table-cell>
          <table:table-cell office:value-type="float" office:value="1.55336304281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47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56" calcext:value-type="float">
            <text:p>-0.7934576366</text:p>
          </table:table-cell>
          <table:table-cell office:value-type="float" office:value="1.5753834135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6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351" calcext:value-type="float">
            <text:p>-0.7824457334</text:p>
          </table:table-cell>
          <table:table-cell office:value-type="float" office:value="1.5975548804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48" calcext:value-type="float">
            <text:p>-0.7716668268</text:p>
          </table:table-cell>
          <table:table-cell office:value-type="float" office:value="1.61987007412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396" calcext:value-type="float">
            <text:p>-0.7611176054</text:p>
          </table:table-cell>
          <table:table-cell office:value-type="float" office:value="1.64232175309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79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49" calcext:value-type="float">
            <text:p>-0.7507945773</text:p>
          </table:table-cell>
          <table:table-cell office:value-type="float" office:value="1.66490280792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3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29" calcext:value-type="float">
            <text:p>-0.7406940979</text:p>
          </table:table-cell>
          <table:table-cell office:value-type="float" office:value="1.68760626485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1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34" calcext:value-type="float">
            <text:p>-0.7308123939</text:p>
          </table:table-cell>
          <table:table-cell office:value-type="float" office:value="1.71042528886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2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39" calcext:value-type="float">
            <text:p>-0.7211455864</text:p>
          </table:table-cell>
          <table:table-cell office:value-type="float" office:value="1.73335318636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25" calcext:value-type="float">
            <text:p>-0.7116897113</text:p>
          </table:table-cell>
          <table:table-cell office:value-type="float" office:value="1.75638340732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25" calcext:value-type="float">
            <text:p>-0.7024407383</text:p>
          </table:table-cell>
          <table:table-cell office:value-type="float" office:value="1.77950954712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58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038" calcext:value-type="float">
            <text:p>-0.693394588</text:p>
          </table:table-cell>
          <table:table-cell office:value-type="float" office:value="1.80272534797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672" calcext:value-type="float">
            <text:p>-0.6845471477</text:p>
          </table:table-cell>
          <table:table-cell office:value-type="float" office:value="1.82602470005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3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05" calcext:value-type="float">
            <text:p>-0.6758942846</text:p>
          </table:table-cell>
          <table:table-cell office:value-type="float" office:value="1.84940164234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27" calcext:value-type="float">
            <text:p>-0.6674318593</text:p>
          </table:table-cell>
          <table:table-cell office:value-type="float" office:value="1.87285036313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47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37" calcext:value-type="float">
            <text:p>-0.6591557363</text:p>
          </table:table-cell>
          <table:table-cell office:value-type="float" office:value="1.89636520035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2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783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25" calcext:value-type="float">
            <text:p>-0.6431459368</text:p>
          </table:table-cell>
          <table:table-cell office:value-type="float" office:value="1.94357132406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58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42" calcext:value-type="float">
            <text:p>-0.6354040958</text:p>
          </table:table-cell>
          <table:table-cell office:value-type="float" office:value="1.96725203407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4" calcext:value-type="float">
            <text:p>-0.6278322433</text:p>
          </table:table-cell>
          <table:table-cell office:value-type="float" office:value="1.99097770664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87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062" calcext:value-type="float">
            <text:p>-0.6204263951</text:p>
          </table:table-cell>
          <table:table-cell office:value-type="float" office:value="2.01474342476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47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06" calcext:value-type="float">
            <text:p>-0.6131826163</text:p>
          </table:table-cell>
          <table:table-cell office:value-type="float" office:value="2.03854441851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4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16" calcext:value-type="float">
            <text:p>-0.6060970265</text:p>
          </table:table-cell>
          <table:table-cell office:value-type="float" office:value="2.06237606409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21" calcext:value-type="float">
            <text:p>-0.5991658032</text:p>
          </table:table-cell>
          <table:table-cell office:value-type="float" office:value="2.08623388264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384" calcext:value-type="float">
            <text:p>-0.5923851854</text:p>
          </table:table-cell>
          <table:table-cell office:value-type="float" office:value="2.11011353903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197" calcext:value-type="float">
            <text:p>-0.5857514762</text:p>
          </table:table-cell>
          <table:table-cell office:value-type="float" office:value="2.13401084042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4972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01" calcext:value-type="float">
            <text:p>-0.5792610454</text:p>
          </table:table-cell>
          <table:table-cell office:value-type="float" office:value="2.15792173481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16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15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285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02" calcext:value-type="float">
            <text:p>-0.5666958415</text:p>
          </table:table-cell>
          <table:table-cell office:value-type="float" office:value="2.20576878893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1" calcext:value-type="float">
            <text:p>-0.5606141555</text:p>
          </table:table-cell>
          <table:table-cell office:value-type="float" office:value="2.22969753388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29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046" calcext:value-type="float">
            <text:p>-0.554661924</text:p>
          </table:table-cell>
          <table:table-cell office:value-type="float" office:value="2.25362503862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296" calcext:value-type="float">
            <text:p>-0.5488358703</text:p>
          </table:table-cell>
          <table:table-cell office:value-type="float" office:value="2.2775479294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005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002" calcext:value-type="float">
            <text:p>-0.54313279</text:p>
          </table:table-cell>
          <table:table-cell office:value-type="float" office:value="2.30146296259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22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581" calcext:value-type="float">
            <text:p>-0.5375495516</text:p>
          </table:table-cell>
          <table:table-cell office:value-type="float" office:value="2.32536702212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77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054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457" calcext:value-type="float">
            <text:p>-0.5267304355</text:p>
          </table:table-cell>
          <table:table-cell office:value-type="float" office:value="2.37313038294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005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08" calcext:value-type="float">
            <text:p>-0.5214886551</text:p>
          </table:table-cell>
          <table:table-cell office:value-type="float" office:value="2.39698407208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3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0009" calcext:value-type="float">
            <text:p>-0.51635491</text:p>
          </table:table-cell>
          <table:table-cell office:value-type="float" office:value="2.4208155587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771" calcext:value-type="float">
            <text:p>-0.5113264258</text:p>
          </table:table-cell>
          <table:table-cell office:value-type="float" office:value="2.44462233321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193" calcext:value-type="float">
            <text:p>-0.5064004972</text:p>
          </table:table-cell>
          <table:table-cell office:value-type="float" office:value="2.46840199986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492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4" calcext:value-type="float">
            <text:p>-0.5015744874</text:p>
          </table:table-cell>
          <table:table-cell office:value-type="float" office:value="2.49215227509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6986" calcext:value-type="float">
            <text:p>-0.496845827</text:p>
          </table:table-cell>
          <table:table-cell office:value-type="float" office:value="2.51587098473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295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15" calcext:value-type="float">
            <text:p>-0.4922120125</text:p>
          </table:table-cell>
          <table:table-cell office:value-type="float" office:value="2.53955606165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6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774" calcext:value-type="float">
            <text:p>-0.4876706058</text:p>
          </table:table-cell>
          <table:table-cell office:value-type="float" office:value="2.56320554325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376" calcext:value-type="float">
            <text:p>-0.4832192324</text:p>
          </table:table-cell>
          <table:table-cell office:value-type="float" office:value="2.58681756903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57" calcext:value-type="float">
            <text:p>-0.4788555806</text:p>
          </table:table-cell>
          <table:table-cell office:value-type="float" office:value="2.61039037806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096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399988" calcext:value-type="float">
            <text:p>-0.4745774</text:p>
          </table:table-cell>
          <table:table-cell office:value-type="float" office:value="2.63392230652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36" calcext:value-type="float">
            <text:p>-0.4703825004</text:p>
          </table:table-cell>
          <table:table-cell office:value-type="float" office:value="2.65741178518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25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23" calcext:value-type="float">
            <text:p>-0.4662687502</text:p>
          </table:table-cell>
          <table:table-cell office:value-type="float" office:value="2.6808573368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17" calcext:value-type="float">
            <text:p>-0.4622340756</text:p>
          </table:table-cell>
          <table:table-cell office:value-type="float" office:value="2.7042575741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169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774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663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14" calcext:value-type="float">
            <text:p>-0.4543939368</text:p>
          </table:table-cell>
          <table:table-cell office:value-type="float" office:value="2.75091698794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34" calcext:value-type="float">
            <text:p>-0.4505846004</text:p>
          </table:table-cell>
          <table:table-cell office:value-type="float" office:value="2.77417381508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255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1" calcext:value-type="float">
            <text:p>-0.4468465926</text:p>
          </table:table-cell>
          <table:table-cell office:value-type="float" office:value="2.79738062385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07" calcext:value-type="float">
            <text:p>-0.4431781073</text:p>
          </table:table-cell>
          <table:table-cell office:value-type="float" office:value="2.82053643758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07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04" calcext:value-type="float">
            <text:p>-0.4395773882</text:p>
          </table:table-cell>
          <table:table-cell office:value-type="float" office:value="2.843640354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019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23" calcext:value-type="float">
            <text:p>-0.4360427274</text:p>
          </table:table-cell>
          <table:table-cell office:value-type="float" office:value="2.86669154509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46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287" calcext:value-type="float">
            <text:p>-0.4325724643</text:p>
          </table:table-cell>
          <table:table-cell office:value-type="float" office:value="2.88968925024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163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089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877" calcext:value-type="float">
            <text:p>-0.4258187169</text:p>
          </table:table-cell>
          <table:table-cell office:value-type="float" office:value="2.93552150353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256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268" calcext:value-type="float">
            <text:p>-0.4225321363</text:p>
          </table:table-cell>
          <table:table-cell office:value-type="float" office:value="2.95835486275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13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275" calcext:value-type="float">
            <text:p>-0.4193037583</text:p>
          </table:table-cell>
          <table:table-cell office:value-type="float" office:value="2.98113235412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3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159" calcext:value-type="float">
            <text:p>-0.4161321402</text:p>
          </table:table-cell>
          <table:table-cell office:value-type="float" office:value="3.00385353441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46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05" calcext:value-type="float">
            <text:p>-0.4130158793</text:p>
          </table:table-cell>
          <table:table-cell office:value-type="float" office:value="3.02651801694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21" calcext:value-type="float">
            <text:p>-0.4099536121</text:p>
          </table:table-cell>
          <table:table-cell office:value-type="float" office:value="3.04912546942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185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2957" calcext:value-type="float">
            <text:p>-0.406944013</text:p>
          </table:table-cell>
          <table:table-cell office:value-type="float" office:value="3.07167561188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05" calcext:value-type="float">
            <text:p>-0.4039857931</text:p>
          </table:table-cell>
          <table:table-cell office:value-type="float" office:value="3.09416821459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578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496" calcext:value-type="float">
            <text:p>-0.4010776995</text:p>
          </table:table-cell>
          <table:table-cell office:value-type="float" office:value="3.11660309603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7991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42" calcext:value-type="float">
            <text:p>-0.3982185142</text:p>
          </table:table-cell>
          <table:table-cell office:value-type="float" office:value="3.13898012095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099" calcext:value-type="float">
            <text:p>-0.3954070531</text:p>
          </table:table-cell>
          <table:table-cell office:value-type="float" office:value="3.16129919839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2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789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2" calcext:value-type="float">
            <text:p>1.2482573332</text:p>
          </table:table-cell>
          <table:table-cell office:value-type="float" office:value="1.00139607974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789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288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0006" calcext:value-type="float">
            <text:p>-0.38992273</text:p>
          </table:table-cell>
          <table:table-cell office:value-type="float" office:value="3.2057633572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66" calcext:value-type="float">
            <text:p>1.2471834467</text:p>
          </table:table-cell>
          <table:table-cell office:value-type="float" office:value="1.00225833124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4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0006" calcext:value-type="float">
            <text:p>-0.38992273</text:p>
          </table:table-cell>
          <table:table-cell office:value-type="float" office:value="3.2057633572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29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05" calcext:value-type="float">
            <text:p>-0.3872476605</text:p>
          </table:table-cell>
          <table:table-cell office:value-type="float" office:value="3.22790846139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7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05" calcext:value-type="float">
            <text:p>-0.3872476605</text:p>
          </table:table-cell>
          <table:table-cell office:value-type="float" office:value="3.22790846139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14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36" calcext:value-type="float">
            <text:p>1.2450719584</text:p>
          </table:table-cell>
          <table:table-cell office:value-type="float" office:value="1.00395803761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3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14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366" calcext:value-type="float">
            <text:p>-0.3820264144</text:p>
          </table:table-cell>
          <table:table-cell office:value-type="float" office:value="3.27202505637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366" calcext:value-type="float">
            <text:p>-0.3820264144</text:p>
          </table:table-cell>
          <table:table-cell office:value-type="float" office:value="3.27202505637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186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662" calcext:value-type="float">
            <text:p>-0.3794782087</text:p>
          </table:table-cell>
          <table:table-cell office:value-type="float" office:value="3.29399678682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27" calcext:value-type="float">
            <text:p>1.2430078253</text:p>
          </table:table-cell>
          <table:table-cell office:value-type="float" office:value="1.00562520572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29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662" calcext:value-type="float">
            <text:p>-0.3794782087</text:p>
          </table:table-cell>
          <table:table-cell office:value-type="float" office:value="3.29399678682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32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46" calcext:value-type="float">
            <text:p>-0.3769703084</text:p>
          </table:table-cell>
          <table:table-cell office:value-type="float" office:value="3.31591102003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08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49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46" calcext:value-type="float">
            <text:p>-0.3769703084</text:p>
          </table:table-cell>
          <table:table-cell office:value-type="float" office:value="3.31591102003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49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07" calcext:value-type="float">
            <text:p>-0.3745017679</text:p>
          </table:table-cell>
          <table:table-cell office:value-type="float" office:value="3.33776795497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1" calcext:value-type="float">
            <text:p>1.2409898527</text:p>
          </table:table-cell>
          <table:table-cell office:value-type="float" office:value="1.00726045203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88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07" calcext:value-type="float">
            <text:p>-0.3745017679</text:p>
          </table:table-cell>
          <table:table-cell office:value-type="float" office:value="3.33776795497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38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08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78" calcext:value-type="float">
            <text:p>1.2399978138</text:p>
          </table:table-cell>
          <table:table-cell office:value-type="float" office:value="1.00806629343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4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08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23" calcext:value-type="float">
            <text:p>-0.3696791122</text:p>
          </table:table-cell>
          <table:table-cell office:value-type="float" office:value="3.3813108684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19" calcext:value-type="float">
            <text:p>1.2390168842</text:p>
          </table:table-cell>
          <table:table-cell office:value-type="float" office:value="1.0088643794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23" calcext:value-type="float">
            <text:p>-0.3696791122</text:p>
          </table:table-cell>
          <table:table-cell office:value-type="float" office:value="3.3813108684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0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0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3" calcext:value-type="float">
            <text:p>1.2370877998</text:p>
          </table:table-cell>
          <table:table-cell office:value-type="float" office:value="1.01043757781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59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088" calcext:value-type="float">
            <text:p>-0.3650031831</text:p>
          </table:table-cell>
          <table:table-cell office:value-type="float" office:value="3.42462766879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3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258" calcext:value-type="float">
            <text:p>-0.3627181403</text:p>
          </table:table-cell>
          <table:table-cell office:value-type="float" office:value="3.44620205405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1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015" calcext:value-type="float">
            <text:p>-0.360467304</text:p>
          </table:table-cell>
          <table:table-cell office:value-type="float" office:value="3.46772088918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899" calcext:value-type="float">
            <text:p>-0.3582498959</text:p>
          </table:table-cell>
          <table:table-cell office:value-type="float" office:value="3.4891845449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29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658" calcext:value-type="float">
            <text:p>-0.3560651587</text:p>
          </table:table-cell>
          <table:table-cell office:value-type="float" office:value="3.51059341136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9961" meta:object-count="0"/>
  </office:meta>
</office:document-meta>
</file>